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8.0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7.4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3cm" fo:min-width="9.025cm"/>
      <style:paragraph-properties style:writing-mode="lr-tb"/>
    </style:style>
    <style:style style:name="gr4" style:family="graphic" style:parent-style-name="objectwithoutfill">
      <style:graphic-properties draw:marker-end="Arrowheads_20_9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8.573cm" svg:height="2.222cm" svg:x="11.794cm" svg:y="2.905cm">
          <text:p text:style-name="P1">Stock Grabber Info Librar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37cm" svg:height="2.857cm" svg:x="1.318cm" svg:y="2.905cm">
          <text:p text:style-name="P2">Trading GUI Library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9.525cm" svg:height="4.763cm" svg:x="5.127cm" svg:y="20.367cm">
          <text:p text:style-name="P1">Stock Analyzer Librar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937cm" svg:height="2.857cm" svg:x="6.08cm" svg:y="14.018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1.907cm" svg:x1="10.048cm" svg:y1="14.018cm" svg:x2="5.286cm" svg:y2="5.762cm" draw:start-shape="id1" draw:start-glue-point="0" draw:end-shape="id2" draw:end-glue-point="2" svg:d="M10048 14018c0-3333-4762 795-4762-8256" svg:viewBox="0 0 4763 8257">
          <text:p/>
        </draw:connector>
        <draw:connector draw:style-name="gr5" draw:text-style-name="P3" xml:id="id3" draw:id="id3" draw:layer="layout" draw:type="curve" svg:x1="5.286cm" svg:y1="5.762cm" svg:x2="5.286cm" svg:y2="5.762cm" draw:start-shape="id2" draw:start-glue-point="2" draw:end-shape="id2" draw:end-glue-point="2" svg:d="M5286 5762z" svg:viewBox="0 0 1 1">
          <text:p/>
        </draw:connector>
        <draw:connector draw:style-name="gr6" draw:text-style-name="P3" draw:layer="layout" draw:type="curve" draw:line-skew="-1.903cm" svg:x1="5.286cm" svg:y1="5.762cm" svg:x2="10.048cm" svg:y2="14.018cm" draw:start-shape="id3" draw:start-glue-point="0" draw:end-shape="id1" draw:end-glue-point="0" svg:d="M5286 5762c0 3337 4762-790 4762 8256" svg:viewBox="0 0 4763 8257">
          <text:p/>
        </draw:connector>
        <draw:connector draw:style-name="gr7" draw:text-style-name="P3" draw:layer="layout" draw:type="curve" draw:line-skew="1.588cm" svg:x1="10.048cm" svg:y1="14.018cm" svg:x2="16.08cm" svg:y2="5.127cm" draw:start-shape="id1" draw:start-glue-point="0" draw:end-shape="id4" draw:end-glue-point="2" svg:d="M10048 14018c0-4287 6032 158 6032-8891" svg:viewBox="0 0 6033 8892">
          <text:p/>
        </draw:connector>
        <draw:connector draw:style-name="gr8" draw:text-style-name="P3" draw:layer="layout" draw:type="curve" draw:line-skew="-1.903cm" svg:x1="16.08cm" svg:y1="5.127cm" svg:x2="10.048cm" svg:y2="14.018cm" draw:start-shape="id4" draw:start-glue-point="2" draw:end-shape="id1" draw:end-glue-point="0" svg:d="M16080 5127c0 3813-6032-632-6032 8891" svg:viewBox="0 0 6033 8892">
          <text:p/>
        </draw:connector>
        <draw:connector draw:style-name="gr9" draw:text-style-name="P3" draw:layer="layout" draw:type="curve" draw:line-skew="0.815cm 0.88cm" svg:x1="9.889cm" svg:y1="20.367cm" svg:x2="14.017cm" svg:y2="15.446cm" draw:start-shape="id5" draw:start-glue-point="0" draw:end-shape="id1" draw:end-glue-point="1" svg:d="M9889 20367c0-1398 2754-1164 4304-2045s1894-2876-176-2876" svg:viewBox="0 0 5575 4922">
          <text:p/>
        </draw:connector>
        <draw:connector draw:style-name="gr10" draw:text-style-name="P3" draw:layer="layout" draw:type="curve" draw:line-skew="-0.839cm 0.546cm" svg:x1="6.08cm" svg:y1="15.446cm" svg:x2="9.889cm" svg:y2="20.367cm" draw:start-shape="id1" draw:start-glue-point="3" draw:end-shape="id5" draw:end-glue-point="0" svg:d="M6080 15446c-2011 0-1676 1860-221 2640s4030 480 4030 2281" svg:viewBox="0 0 5221 49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5T20:11:58.909432192</meta:creation-date>
    <meta:generator>LibreOffice/7.3.7.2$Linux_X86_64 LibreOffice_project/30$Build-2</meta:generator>
    <dc:date>2023-11-08T22:43:40.016441715</dc:date>
    <meta:editing-duration>PT12M18S</meta:editing-duration>
    <meta:editing-cycles>4</meta:editing-cycles>
    <meta:document-statistic meta:object-count="11"/>
  </office:meta>
</office:document-meta>
</file>